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loext:graphic-properties draw:fill-gradient-name="gradient" draw:fill-hatch-name="hatch"/>
      <style:paragraph-properties fo:margin-top="0in" fo:margin-bottom="0.0799in" style:contextual-spacing="false" fo:text-align="center" style:justify-single-word="false"/>
      <style:text-properties fo:font-size="9pt"/>
    </style:style>
    <style:style style:name="P2" style:family="paragraph" style:parent-style-name="Heading_20_1">
      <style:text-properties fo:color="#000000" loext:opacity="100%" fo:font-size="14pt" style:font-size-asian="16pt" style:font-size-complex="16pt"/>
    </style:style>
    <style:style style:name="P3"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4" style:family="paragraph" style:parent-style-name="Heading_20_2">
      <style:text-properties fo:color="#000000" loext:opacity="100%" fo:font-size="12pt" style:font-size-asian="14pt" style:font-size-complex="14pt"/>
    </style:style>
    <style:style style:name="P5" style:family="paragraph" style:parent-style-name="First_20_Paragraph">
      <style:text-properties fo:color="#000000" loext:opacity="100%" fo:font-size="9pt" style:font-size-asian="16pt" style:font-size-complex="16pt"/>
    </style:style>
    <style:style style:name="P6" style:family="paragraph" style:parent-style-name="First_20_Paragraph">
      <style:text-properties fo:color="#000000" loext:opacity="100%" fo:font-size="9pt" style:font-size-asian="14pt" style:font-size-complex="14pt"/>
    </style:style>
    <style:style style:name="P7" style:family="paragraph" style:parent-style-name="First_20_Paragraph">
      <style:text-properties fo:color="#000000" loext:opacity="100%" fo:font-size="9pt" fo:font-weight="bold" style:font-size-asian="14pt" style:font-weight-asian="bold" style:font-size-complex="14pt"/>
    </style:style>
    <style:style style:name="P8" style:family="paragraph" style:parent-style-name="First_20_Paragraph">
      <style:text-properties fo:color="#000000" loext:opacity="100%" fo:font-size="9pt" fo:font-style="italic" style:font-size-asian="14pt" style:font-style-asian="italic" style:font-size-complex="14pt"/>
    </style:style>
    <style:style style:name="P9" style:family="paragraph" style:parent-style-name="Compact" style:list-style-name="WWNum1001">
      <style:text-properties fo:color="#000000" loext:opacity="100%" fo:font-size="9pt" style:font-size-asian="14pt" style:font-size-complex="14pt"/>
    </style:style>
    <style:style style:name="P10" style:family="paragraph" style:parent-style-name="Compact" style:list-style-name="WWNum1002">
      <style:text-properties fo:color="#000000" loext:opacity="100%" fo:font-size="9pt" style:font-size-asian="14pt" style:font-size-complex="14pt"/>
    </style:style>
    <style:style style:name="P11" style:family="paragraph" style:parent-style-name="Compact" style:list-style-name="WWNum1002">
      <style:paragraph-properties fo:break-before="column"/>
      <style:text-properties fo:color="#000000" loext:opacity="100%" fo:font-size="9pt" style:font-size-asian="14pt" style:font-size-complex="14pt"/>
    </style:style>
    <style:style style:name="P12" style:family="paragraph" style:parent-style-name="Compact" style:list-style-name="WWNum1003">
      <style:text-properties fo:color="#000000" loext:opacity="100%" fo:font-size="9pt" style:font-size-asian="14pt" style:font-size-complex="14pt"/>
    </style:style>
    <style:style style:name="P13" style:family="paragraph" style:parent-style-name="Compact" style:list-style-name="WWNum1004">
      <style:text-properties fo:color="#000000" loext:opacity="100%" fo:font-size="9pt" style:font-size-asian="14pt" style:font-size-complex="14pt"/>
    </style:style>
    <style:style style:name="P14" style:family="paragraph" style:parent-style-name="Compact" style:list-style-name="WWNum1005">
      <style:text-properties fo:color="#000000" loext:opacity="100%" fo:font-size="9pt" style:font-size-asian="14pt" style:font-size-complex="14pt"/>
    </style:style>
    <style:style style:name="P15" style:family="paragraph" style:parent-style-name="Compact" style:list-style-name="WWNum1006">
      <style:text-properties fo:color="#000000" loext:opacity="100%" fo:font-size="9pt" style:font-size-asian="14pt" style:font-size-complex="14pt"/>
    </style:style>
    <style:style style:name="P16" style:family="paragraph" style:parent-style-name="Compact" style:list-style-name="WWNum1007">
      <style:text-properties fo:color="#000000" loext:opacity="100%" fo:font-size="9pt" style:font-size-asian="14pt" style:font-size-complex="14pt"/>
    </style:style>
    <style:style style:name="P17" style:family="paragraph" style:parent-style-name="Compact" style:list-style-name="WWNum1008">
      <style:text-properties fo:color="#000000" loext:opacity="100%" fo:font-size="9pt" style:font-size-asian="14pt" style:font-size-complex="14pt"/>
    </style:style>
    <style:style style:name="P18" style:family="paragraph" style:parent-style-name="Compact" style:list-style-name="WWNum1008">
      <style:paragraph-properties fo:break-before="column"/>
      <style:text-properties fo:color="#000000" loext:opacity="100%" fo:font-size="9pt" style:font-size-asian="14pt" style:font-size-complex="14pt"/>
    </style:style>
    <style:style style:name="P19" style:family="paragraph" style:parent-style-name="Compact" style:list-style-name="WWNum1009">
      <style:text-properties fo:color="#000000" loext:opacity="100%" fo:font-size="9pt" style:font-size-asian="14pt" style:font-size-complex="14pt"/>
    </style:style>
    <style:style style:name="P20" style:family="paragraph" style:parent-style-name="Compact" style:list-style-name="WWNum1009">
      <style:text-properties fo:color="#000000" loext:opacity="100%" fo:font-size="9pt" officeooo:paragraph-rsid="001355d5" style:font-size-asian="14pt" style:font-size-complex="14pt"/>
    </style:style>
    <style:style style:name="P21" style:family="paragraph" style:parent-style-name="Compact" style:list-style-name="WWNum1010">
      <style:text-properties fo:color="#000000" loext:opacity="100%" fo:font-size="9pt" style:font-size-asian="14pt" style:font-size-complex="14pt"/>
    </style:style>
    <style:style style:name="P22" style:family="paragraph" style:parent-style-name="Compact" style:list-style-name="WWNum1011">
      <style:text-properties fo:color="#000000" loext:opacity="100%" fo:font-size="9pt" style:font-size-asian="14pt" style:font-size-complex="14pt"/>
    </style:style>
    <style:style style:name="P23" style:family="paragraph" style:parent-style-name="Compact" style:list-style-name="WWNum1012">
      <style:text-properties fo:color="#000000" loext:opacity="100%" fo:font-size="9pt" style:font-size-asian="14pt" style:font-size-complex="14pt"/>
    </style:style>
    <style:style style:name="P24" style:family="paragraph" style:parent-style-name="Compact" style:list-style-name="WWNum1013">
      <style:text-properties fo:color="#000000" loext:opacity="100%" fo:font-size="9pt" style:font-size-asian="14pt" style:font-size-complex="14pt"/>
    </style:style>
    <style:style style:name="P25" style:family="paragraph" style:parent-style-name="Compact" style:list-style-name="WWNum1014">
      <style:text-properties fo:color="#000000" loext:opacity="100%" fo:font-size="9pt" style:font-size-asian="14pt" style:font-size-complex="14pt"/>
    </style:style>
    <style:style style:name="P26" style:family="paragraph" style:parent-style-name="Compact" style:list-style-name="WWNum1015">
      <style:text-properties fo:color="#000000" loext:opacity="100%" fo:font-size="9pt" style:font-size-asian="14pt" style:font-size-complex="14pt"/>
    </style:style>
    <style:style style:name="P27" style:family="paragraph" style:parent-style-name="Compact" style:list-style-name="WWNum1016">
      <style:text-properties fo:color="#000000" loext:opacity="100%" fo:font-size="9pt" style:font-size-asian="14pt" style:font-size-complex="14pt"/>
    </style:style>
    <style:style style:name="P28" style:family="paragraph" style:parent-style-name="Compact" style:list-style-name="WWNum1017">
      <style:text-properties fo:color="#000000" loext:opacity="100%" fo:font-size="9pt" style:font-size-asian="14pt" style:font-size-complex="14pt"/>
    </style:style>
    <style:style style:name="P29" style:family="paragraph" style:parent-style-name="Compact" style:list-style-name="WWNum1018">
      <style:text-properties fo:color="#000000" loext:opacity="100%" fo:font-size="9pt" style:font-size-asian="14pt" style:font-size-complex="14pt"/>
    </style:style>
    <style:style style:name="P30" style:family="paragraph" style:parent-style-name="Compact" style:list-style-name="WWNum1019">
      <style:text-properties fo:color="#000000" loext:opacity="100%" fo:font-size="9pt" style:font-size-asian="16pt" style:font-size-complex="16pt"/>
    </style:style>
    <style:style style:name="P31" style:family="paragraph" style:parent-style-name="Compact" style:list-style-name="WWNum1019">
      <style:text-properties fo:color="#000000" loext:opacity="100%" fo:font-size="9pt" officeooo:paragraph-rsid="00120931" style:font-size-asian="16pt" style:font-size-complex="16pt"/>
    </style:style>
    <style:style style:name="P32" style:family="paragraph" style:parent-style-name="Text_20_body">
      <style:text-properties fo:color="#000000" loext:opacity="100%" fo:font-size="9pt" officeooo:paragraph-rsid="001355d5" style:font-size-asian="14pt" style:font-size-complex="14pt"/>
    </style:style>
    <style:style style:name="P33" style:family="paragraph" style:parent-style-name="Text_20_body">
      <style:text-properties fo:color="#000000" loext:opacity="100%" fo:font-size="9pt" officeooo:paragraph-rsid="00110a46" style:font-size-asian="14pt" style:font-size-complex="14pt"/>
    </style:style>
    <style:style style:name="P34" style:family="paragraph" style:parent-style-name="Text_20_body">
      <style:text-properties fo:color="#000000" loext:opacity="100%" fo:font-size="9pt" style:font-size-asian="14pt" style:font-size-complex="14pt"/>
    </style:style>
    <style:style style:name="P35" style:family="paragraph" style:parent-style-name="Text_20_body">
      <style:text-properties fo:color="#000000" loext:opacity="100%" fo:font-size="9pt" style:font-size-asian="9pt" style:font-size-complex="9pt"/>
    </style:style>
    <style:style style:name="P36" style:family="paragraph" style:parent-style-name="Text_20_body">
      <style:text-properties fo:color="#000000" loext:opacity="100%" fo:font-size="9pt" style:font-size-asian="16pt" style:font-size-complex="16pt"/>
    </style:style>
    <style:style style:name="P37" style:family="paragraph" style:parent-style-name="Text_20_body">
      <style:text-properties fo:color="#000000" loext:opacity="100%" fo:font-size="9pt" fo:font-weight="bold" style:font-size-asian="14pt" style:font-weight-asian="bold" style:font-size-complex="14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120931"/>
    </style:style>
    <style:style style:name="T4" style:family="text">
      <style:text-properties officeooo:rsid="001355d5"/>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3" text:outline-level="1"><text:bookmark-start text:name="mini-cairn-wardens-handbook"/>Mini Cairn Warden’s Handbook<text:bookmark-end text:name="mini-cairn-wardens-handbook"/></text:h>
        <text:p text:style-name="P5">This contains selections from Cairn Adventurer’s Guide, The Hazard System, the Cairn Bestiary, and additional spells.</text:p>
        <text:h text:style-name="P4" text:outline-level="2"><text:bookmark-start text:name="acknowledgements"/>Acknowledgements<text:bookmark-end text:name="acknowledgements"/></text:h>
        <text:p text:style-name="P6"><text:span text:style-name="T1">Cairn</text:span> is licensed under CC-BY-SA 4.0 by Yochai Gal. https://github.com/yochaigal/cairn. <text:span text:style-name="T1">CAIRN Adventurer’s Guide Moduar Rules and Procedures for Cairn RPG</text:span> by Adam Hensley. Text licensed under CC-BY-SA 4.0 <text:span text:style-name="T1"># The Hazard System</text:span> by Necropraxis Productions (CC-BY-SA) http://www.necropraxis.com/hazard-system/ <text:span text:style-name="T1">Cairn Bestiary</text:span> compiled by Yochai Gal (CC-BY-SA 4.0) https://cairnrpg.com/</text:p>
        <text:p text:style-name="P34">Any rules marked <text:span text:style-name="T2">Optional:</text:span> <text:span text:style-name="T4">are </text:span>new to <text:span text:style-name="T4">Heroic </text:span>Cairn.</text:p>
        <text:h text:style-name="P2" text:outline-level="1"><text:bookmark-start text:name="cairn-adventurers-guide"/>CAIRN Adventurer’s Guide<text:bookmark-end text:name="cairn-adventurers-guide"/></text:h>
        <text:p text:style-name="P5">Moduar Rules and Procedures for Cairn RPG by Adam Hensley. Text licensed under CC-BY-SA 4.0</text:p>
        <text:p text:style-name="P36">Note: L is used in reference to player level. Example: A level 2 player would see Ld6 and roll 2d6.</text:p>
        <text:h text:style-name="P4" text:outline-level="2"><text:bookmark-start text:name="npc-reactions"/>NPC Reactions<text:bookmark-end text:name="npc-reactions"/></text:h>
        <text:p text:style-name="P6">When the PCs encounter an NPC whose reaction to the party is not obvious, the Warden may roll 2d6 and consult the following table.</text:p>
        <text:list xml:id="list747518422" text:style-name="WWNum1001">
          <text:list-item>
            <text:p text:style-name="P9">2: Hostile</text:p>
          </text:list-item>
          <text:list-item>
            <text:p text:style-name="P9">3-5: Wary</text:p>
          </text:list-item>
          <text:list-item>
            <text:p text:style-name="P9">6-8: Curious</text:p>
          </text:list-item>
          <text:list-item>
            <text:p text:style-name="P9">9-11: Friendly</text:p>
          </text:list-item>
          <text:list-item>
            <text:p text:style-name="P9">12: Helpful</text:p>
          </text:list-item>
        </text:list>
        <text:p text:style-name="P6"><text:span text:style-name="T1">What Do They Want?</text:span> Most NPCs will have something they want. Roll a d10 on the following table to find out what they want.</text:p>
        <text:p text:style-name="P37">D10. Want: Description</text:p>
        <text:list xml:id="list1558688447" text:style-name="WWNum1002">
          <text:list-item text:start-value="1">
            <text:p text:style-name="P10">Food: You can distract them with rations, point them towards corpses, cast a food illusion.</text:p>
          </text:list-item>
          <text:list-item>
            <text:p text:style-name="P10">Aid: They could be hurt and need medical aid of some sort.</text:p>
          </text:list-item>
          <text:list-item>
            <text:p text:style-name="P10">Money: They want money. Extortion, toll, tax, tribute, or greed.</text:p>
          </text:list-item>
          <text:list-item>
            <text:p text:style-name="P10">Valuables: Rare or unique items. Excellent pairings can result in their friendship or gaining as allies.</text:p>
          </text:list-item>
          <text:list-item>
            <text:p text:style-name="P10">Territory: This is their turf. They will defend it, ask you to leave, or to prove why you should be able to pass through.</text:p>
          </text:list-item>
          <text:list-item>
            <text:p text:style-name="P10">Info: They want to know about a nearby NPC, faction, landmark, or location.</text:p>
          </text:list-item>
          <text:list-item>
            <text:p text:style-name="P10">Help: They need something from nearby, probably somewhere dangerous. Kill something, clear out an area, retrieve something.</text:p>
          </text:list-item>
          <text:list-item>
            <text:p text:style-name="P10">Trade: They have random equipment (from each category on equipment tables) and want to trade or sell. 1 in 6 chance they have something rare or valuable. Good business means possible friendship.</text:p>
            <text:p text:style-name="P10"/>
          </text:list-item>
          <text:list-item>
            <text:p text:style-name="P11"><text:soft-page-break/>Mission: They’re in service to another nearby NPC or faction and are helping to achieve a goal for them.</text:p>
          </text:list-item>
          <text:list-item>
            <text:p text:style-name="P10">Directions: They are lost and need directions somewhere, or help being escorted there safely.</text:p>
          </text:list-item>
        </text:list>
        <text:h text:style-name="P4" text:outline-level="2"><text:bookmark-start text:name="dungeon-exploration"/>Dungeon Exploration<text:bookmark-end text:name="dungeon-exploration"/></text:h>
        <text:p text:style-name="P7">Dungeon Turns</text:p>
        <text:p text:style-name="P34">A dungeon turn is approximately 10 minutes. Dungeon exploration can be turned into a subsystem of managing resources, making strategic decisions, and structuring the dungeon crawl into a sort of mini-game. There is an element of pushing your luck as you spend more time searching, checking for hidden things, and lingering in dangerous locations. Time spent always has a cost, and that cost is provoking an encounter roll. These encounters can involve running into monsters, but can also challenge or reward the party in other ways.</text:p>
        <text:p text:style-name="P37">Sequence of Play Per Turn</text:p>
        <text:list xml:id="list170536547052549" text:continue-list="list1558688447" text:style-name="WWNum1003">
          <text:list-item text:start-value="1">
            <text:p text:style-name="P12">Encounter Roll: GM makes a d6 loaded encounter roll once every few dungeon turns, or at their discretion.</text:p>
          </text:list-item>
          <text:list-item>
            <text:p text:style-name="P12">Actions: The party decides what action to take. (e.g. moving, searching, listening, entering or exiting rooms).</text:p>
          </text:list-item>
          <text:list-item>
            <text:p text:style-name="P12">Description: GM describes and resolves what happens. If encounters were rolled, they happen here. If (1) was rolled on the encounter die, make a reaction roll and proceed from there.</text:p>
          </text:list-item>
          <text:list-item>
            <text:p text:style-name="P12">End of turn: GM updates time, and management of light, food, need to rest, or any sort of usage dice rolls can be made.</text:p>
          </text:list-item>
        </text:list>
        <text:p text:style-name="P7">Dungeon Turn Movement</text:p>
        <text:list xml:id="list170536318296182" text:continue-list="list747518422" text:style-name="WWNum1004">
          <text:list-item>
            <text:p text:style-name="P13">Players can move carefully about 200 ft. in a 10 minute turn. Players moving carefully spot signs of all traps. Traps should be designed to be disarmed or subverted with ingenuity and creative thinking using common sense and inventory.</text:p>
          </text:list-item>
          <text:list-item>
            <text:p text:style-name="P13">Players can quickly move 600 ft. in a 10-minute turn. Players moving quickly may get a chance to roll under WIL to notice a trap (GM discretion). Otherwise, they may trigger a trap if it is concealed (usually 1-2 on a d6, adjust as necessary for trap deadliness)</text:p>
          </text:list-item>
        </text:list>
        <text:p text:style-name="P7">Searching</text:p>
        <text:list xml:id="list170535134894650" text:continue-list="list170536318296182" text:style-name="WWNum1005">
          <text:list-item>
            <text:p text:style-name="P14">A quick search takes 1 minute, covers roughly a 30x30’ space, and reveals only the most obvious information.</text:p>
          </text:list-item>
          <text:list-item>
            <text:p text:style-name="P14">A detailed search takes 10 minutes (1 turn), covers roughly a 30x30’ space, and reveals most hidden information, at the GM’s discretion.</text:p>
          </text:list-item>
          <text:list-item>
            <text:p text:style-name="P14">You can replace 30x30 with small, medium, and large rooms, and require additional turns to complete a detailed search.</text:p>
          </text:list-item>
        </text:list>
        <text:p text:style-name="P7">Loaded Encounter Roll</text:p>
        <text:p text:style-name="P34">Roll a d6 encounter dice every 2 or 3 rounds (at your discretion, adjust as needed) or when players make noise. Only a roll of 1 will result in an encounter, and they won’t always be hostile. Roll the reaction dice to see their disposition, and remember that they’re already doing something. <text:soft-page-break/>Optionally, you can roll non-loaded encounters with only and encounter occurring on a roll of 1, while nothing else happens otherwise.</text:p>
        <text:list xml:id="list170536747458574" text:continue-list="list170536547052549" text:style-name="WWNum1006">
          <text:list-item text:start-value="1">
            <text:p text:style-name="P15">Encounter (roll on encounter table or choose, roll reactions + wants)</text:p>
          </text:list-item>
          <text:list-item>
            <text:p text:style-name="P15">Sign (Clue, “spoor”, track, abandoned lair, scent, victim, droppings, etc.)</text:p>
          </text:list-item>
          <text:list-item>
            <text:p text:style-name="P15">Locality (context-dependent timer, water rising, ritual completing, The party’s surroundings shift or escalate in some way.)</text:p>
          </text:list-item>
          <text:list-item>
            <text:p text:style-name="P15">Exhaustion (rest next round or deprived)</text:p>
          </text:list-item>
          <text:list-item>
            <text:p text:style-name="P15">Expiration (Ongoing effects end, light usage roll, resource usage, bellies rumble.)</text:p>
          </text:list-item>
          <text:list-item>
            <text:p text:style-name="P15">Discovery or Treasure (The party finds something interesting and possibly beneficial.)</text:p>
          </text:list-item>
        </text:list>
        <text:p text:style-name="P7">Light</text:p>
        <text:p text:style-name="P34">Torches, lanterns, and other radial sources of light illuminate 40’ clearly and provide dim outlines and shadows for a further 40’. In the dark, light sources are visible miles away. Standard torches will last about 6 turns, or 1 hour, before they burn out.</text:p>
        <text:h text:style-name="P4" text:outline-level="2"><text:bookmark-start text:name="wilderness-exploration"/>Wilderness Exploration<text:bookmark-end text:name="wilderness-exploration"/></text:h>
        <text:p text:style-name="P7">Hex Crawling</text:p>
        <text:p text:style-name="P34">Each hex represents 6 miles. An adventuring day is divided into 6 turns of approximately 4 hours each. Two of these phases, approximately 8 hours, must be spent sleeping in order to avoid becoming deprived. In each turn, the following procedure is followed:</text:p>
        <text:list xml:id="list170534944403067" text:continue-list="list170536747458574" text:style-name="WWNum1007">
          <text:list-item text:start-value="1">
            <text:p text:style-name="P16">Exploration Action: The party decides on one exploration action for that turn.</text:p>
          </text:list-item>
          <text:list-item>
            <text:p text:style-name="P16">Event Roll: The GM rolls on the event die for encounters and other random events.</text:p>
          </text:list-item>
          <text:list-item>
            <text:p text:style-name="P16">Resolution: The action and event rolls are resolved.</text:p>
          </text:list-item>
        </text:list>
        <text:p text:style-name="P7">Exploration Actions</text:p>
        <text:p text:style-name="P34">The party may choose one of the following standard actions each 4-hour wilderness turn.</text:p>
        <text:list xml:id="list170536129588667" text:continue-list="list170535134894650" text:style-name="WWNum1008">
          <text:list-item>
            <text:p text:style-name="P17">Travel: Exiting a hex and moving into an adjacent one.</text:p>
          </text:list-item>
          <text:list-item>
            <text:p text:style-name="P17">Roads: The party travels through two tiles (three if mounted).</text:p>
          </text:list-item>
          <text:list-item>
            <text:p text:style-name="P17">Standard Terrain: 1 tile is traversed.</text:p>
          </text:list-item>
          <text:list-item>
            <text:p text:style-name="P17">Difficult Terrain: 1/2 tile is traversed. (requires 8 hours, or 2 turns)</text:p>
          </text:list-item>
          <text:list-item>
            <text:p text:style-name="P17">Treacherous Terrain: 1/4 tile is traversed. (requires 16 hours, or 4 turns)</text:p>
          </text:list-item>
          <text:list-item>
            <text:p text:style-name="P17">Getting Lost: There is a 1-in-6 chance, when traveling off-road, of getting lost. This is increased to 2-in-6 in tiles classified as difficult or treacherous. An experienced woodsman or explorer decreases the chance of getting lost by 1-in-6.</text:p>
          </text:list-item>
          <text:list-item>
            <text:p text:style-name="P17">Off-Course: When lost, assign a number to each adjacent tile starting from the top (north) as 1, continuing clockwise. Roll 1d6 and move the players one tile off-course that direction.</text:p>
            <text:p text:style-name="P17"/>
          </text:list-item>
          <text:list-item>
            <text:p text:style-name="P18"><text:soft-page-break/>Weather: Adverse weather can optionally increase the chances of getting lost or the difficulty of the terrain, at your discretion.</text:p>
          </text:list-item>
          <text:list-item>
            <text:p text:style-name="P17">Reorientation: If players get lost, they will need to spend the next turn reorienting themselves.</text:p>
          </text:list-item>
          <text:list-item>
            <text:p text:style-name="P17">Explore: Looking for interesting features within a hex. There is a 4-in-6 chance of discovering the main location in the hex description. Difficult terrain reduces this to 3-in-6. An experienced woodsman increases the chance by 1-in-6.</text:p>
          </text:list-item>
          <text:list-item>
            <text:p text:style-name="P17">Locate: Looking for something which was previously encountered in a hex. The basic chance is 5-in-6 or 4-in-6 in difficult terrain. An experienced woodsman, tracker, or navigator increases the chance by 1-in-6.</text:p>
          </text:list-item>
          <text:list-item>
            <text:p text:style-name="P17">Interact: Staying in the current location (e.g. exploring a dungeon, town, etc).</text:p>
          </text:list-item>
          <text:list-item>
            <text:p text:style-name="P17">Camp: Resting and/or sleeping. See later for details on resting in the wilds.</text:p>
          </text:list-item>
          <text:list-item>
            <text:p text:style-name="P17">Forage: Hunt, fish, or forage for food. There is a basic 3-in-6 chance of success. An experienced hunter, angler, or woodsman increases the chance.</text:p>
          </text:list-item>
        </text:list>
        <text:p text:style-name="P7">Event Roll</text:p>
        <text:p text:style-name="P32">The GM rolls a d6 and consults the table appropriate to the party’s location.</text:p>
        <text:list xml:id="list170535081549768" text:continue-list="list170534944403067" text:style-name="WWNum1009">
          <text:list-item text:start-value="1">
            <text:p text:style-name="P20">Encounter: Roll on an encounter table for that terrain type or location. Don’t forget to roll for reaction and want.</text:p>
          </text:list-item>
          <text:list-item>
            <text:p text:style-name="P19">Sign: Clue, spoor, or indication of nearby encounter, locality, hidden feature, or information about a nearby hex.</text:p>
          </text:list-item>
          <text:list-item>
            <text:p text:style-name="P19">Locality: Shifts in weather, terrain, or other local changes.</text:p>
          </text:list-item>
          <text:list-item>
            <text:p text:style-name="P19">Expiration: Resources are drained in some way. Roll a d4. 1-2: Exhaustion (rest for a turn or add 1 fatigue); 3-4: Hunger (Eat a ration or add 1 fatigue)</text:p>
          </text:list-item>
          <text:list-item>
            <text:p text:style-name="P19">Discovery: Discover something useful such as food, treasure, or other resources.</text:p>
          </text:list-item>
          <text:list-item>
            <text:p text:style-name="P19">Hidden Feature: The main feature of the hex is discovered, or, choose or roll randomly for a unique hex feature from a random table. Options include small dungeons, secret areas, factions, etc.</text:p>
          </text:list-item>
        </text:list>
        <text:h text:style-name="P2" text:outline-level="1"><text:bookmark-start text:name="the-hazard-system"/>The Hazard System<text:bookmark-end text:name="the-hazard-system"/></text:h>
        <text:p text:style-name="P5">By Necropraxis Productions (CC-BY-SA) http://www.necropraxis.com/hazard-system/</text:p>
        <text:h text:style-name="P4" text:outline-level="2"><text:bookmark-start text:name="hazard-system-v0.3"/>Hazard System (v0.3)<text:bookmark-end text:name="hazard-system-v0.3"/></text:h>
        <text:p text:style-name="P6">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he general form of the hazard die is:</text:p>
        <text:list xml:id="list170536730662597" text:continue-list="list170535081549768" text:style-name="WWNum1010">
          <text:list-item text:start-value="1">
            <text:p text:style-name="P21">Setback</text:p>
          </text:list-item>
          <text:list-item>
            <text:p text:style-name="P21">Fatigue</text:p>
          </text:list-item>
          <text:list-item>
            <text:p text:style-name="P21"><text:soft-page-break/>Expiration</text:p>
          </text:list-item>
          <text:list-item>
            <text:p text:style-name="P21">Locality</text:p>
          </text:list-item>
          <text:list-item>
            <text:p text:style-name="P21">Percept</text:p>
          </text:list-item>
          <text:list-item>
            <text:p text:style-name="P21">Advantage</text:p>
          </text:list-item>
        </text:list>
        <text:h text:style-name="P4" text:outline-level="2"><text:bookmark-start text:name="hazard-die-interpretations"/>Hazard Die Interpretations<text:bookmark-end text:name="hazard-die-interpretations"/></text:h>
        <text:p text:style-name="P8">d6. Result: Interpretation</text:p>
        <text:p text:style-name="P37">Haven Turn Interpretation</text:p>
        <text:list xml:id="list170535196502341" text:continue-list="list170536730662597" text:style-name="WWNum1011">
          <text:list-item text:start-value="1">
            <text:p text:style-name="P22">Setback: Encounter (use regional table) or disaster (see below)</text:p>
          </text:list-item>
          <text:list-item>
            <text:p text:style-name="P22">Fatigue: Shortage (1 medicine, 2-3 drought, 4-5 famine, 6 trust)</text:p>
          </text:list-item>
          <text:list-item>
            <text:p text:style-name="P22">Expiration: Clear one or more haven conditions</text:p>
          </text:list-item>
          <text:list-item>
            <text:p text:style-name="P22">Locality: Advance season (or other local change)</text:p>
          </text:list-item>
          <text:list-item>
            <text:p text:style-name="P22">Percept: Foreshadow looming disaster</text:p>
          </text:list-item>
          <text:list-item>
            <text:p text:style-name="P22">Advantage: Full recovery</text:p>
          </text:list-item>
        </text:list>
        <text:p text:style-name="P7">Wilderness Turn Interpretation</text:p>
        <text:list xml:id="list170534904883655" text:continue-list="list170535196502341" text:style-name="WWNum1012">
          <text:list-item text:start-value="1">
            <text:p text:style-name="P23">Setback: Encounter (use regional table) or road/bridge out</text:p>
          </text:list-item>
          <text:list-item>
            <text:p text:style-name="P23">Fatigue: Rest and consume rations (1/person) or suffer minor harm (1 HP)</text:p>
          </text:list-item>
          <text:list-item>
            <text:p text:style-name="P23">Expiration: Expire transient wilderness condition</text:p>
          </text:list-item>
          <text:list-item>
            <text:p text:style-name="P23">Locality: Shift weather (or other local change)</text:p>
          </text:list-item>
          <text:list-item>
            <text:p text:style-name="P23">Percept: Spoor or clue regarding next encounter</text:p>
          </text:list-item>
          <text:list-item>
            <text:p text:style-name="P23">Advantage: Free wilderness turn</text:p>
          </text:list-item>
        </text:list>
        <text:p text:style-name="P7">Dungeon Turn Interpretation</text:p>
        <text:list xml:id="list170535388651398" text:continue-list="list170534904883655" text:style-name="WWNum1013">
          <text:list-item text:start-value="1">
            <text:p text:style-name="P24">Setback: Encounter (use zone table)</text:p>
          </text:list-item>
          <text:list-item>
            <text:p text:style-name="P24">Fatigue: Rest and consume rations (1/party) or suffer minor harm (1 HP)</text:p>
          </text:list-item>
          <text:list-item>
            <text:p text:style-name="P24">Expiration: Expire transient dungeon conditions (light, spell, etc)</text:p>
          </text:list-item>
          <text:list-item>
            <text:p text:style-name="P24">Locality: Shift dungeon state (or other local change)</text:p>
          </text:list-item>
          <text:list-item>
            <text:p text:style-name="P24">Percept: Spoor or clue regarding next encounter</text:p>
          </text:list-item>
          <text:list-item>
            <text:p text:style-name="P24">Advantage: Free dungeon turn</text:p>
          </text:list-item>
        </text:list>
        <text:p text:style-name="P7">Combat Turn Interpretation</text:p>
        <text:list xml:id="list170535420505875" text:continue-list="list170535388651398" text:style-name="WWNum1014">
          <text:list-item text:start-value="1">
            <text:p text:style-name="P25">Setback: Opponents act first or additional encounter (use zone table)</text:p>
          </text:list-item>
          <text:list-item>
            <text:p text:style-name="P25">Fatigue: Suffer minor harm (1 HP) if engaged in melee</text:p>
          </text:list-item>
          <text:list-item>
            <text:p text:style-name="P25">Expiration: Expire transient combat conditions (light, burning, etc)</text:p>
          </text:list-item>
          <text:list-item>
            <text:p text:style-name="P25">Locality: Shift battlefield (or other local change)</text:p>
          </text:list-item>
          <text:list-item>
            <text:p text:style-name="P25">Percept: Spoor or clue regarding next encounter</text:p>
          </text:list-item>
          <text:list-item>
            <text:p text:style-name="P25">Advantage: Free combat turn</text:p>
          </text:list-item>
        </text:list>
        <text:list xml:id="list170535063299573" text:continue-list="list170536129588667" text:style-name="WWNum1015">
          <text:list-header>
            <text:p text:style-name="P26"/>
          </text:list-header>
          <text:list-item>
            <text:p text:style-name="P26">Some disasters (1d6): 1 invasion, 2 insurrection, 3 fire, 4 earthquake, 5 flood, 6 falling star</text:p>
          </text:list-item>
          <text:list-item>
            <text:p text:style-name="P26">Some dungeon localities (1d6): 1 obstruction, 2-3 seal/open door, 4-5 divert water, 6 expose secret</text:p>
          </text:list-item>
          <text:list-item>
            <text:p text:style-name="P26">Use common sense: ignore results that do not make fictional sense, but only the first time</text:p>
          </text:list-item>
          <text:list-item>
            <text:p text:style-name="P26">Keep time abstract: quantifying the details precisely is rarely worth the hassle</text:p>
          </text:list-item>
        </text:list>
        <text:h text:style-name="P4" text:outline-level="2"><text:bookmark-start text:name="moves-and-conditions"/>Moves and Conditions<text:bookmark-end text:name="moves-and-conditions"/></text:h>
        <text:p text:style-name="P6">Moves represent actions relevant to the current fictional context, such as exploring a trackless stretch of swamp. Conditions represent persistence of a transient state, such as adventurer <text:soft-page-break/>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34"><text:span text:style-name="T1">Haven turns</text:span> represent several days or weeks of rest and recovery.</text:p>
        <text:list xml:id="list170535606939076" text:continue-list="list170535063299573" text:style-name="WWNum1016">
          <text:list-item>
            <text:p text:style-name="P27">Free haven moves: advance/level up, prepare spells, recover, recruit, resupply</text:p>
          </text:list-item>
          <text:list-item>
            <text:p text:style-name="P27">Full haven moves: craft gear, scribe scroll, conduct research</text:p>
          </text:list-item>
          <text:list-item>
            <text:p text:style-name="P27">Haven conditions: curse, famine, pestilence, shortage, siege, winter</text:p>
          </text:list-item>
        </text:list>
        <text:p text:style-name="P6">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170534949443894" text:continue-list="list170535606939076" text:style-name="WWNum1017">
          <text:list-item>
            <text:p text:style-name="P28">Free wilderness moves: access known landmark in current area, survey adjacent areas</text:p>
          </text:list-item>
          <text:list-item>
            <text:p text:style-name="P28">Full wilderness moves: travel to adjacent area, search, explore, hunt, track</text:p>
          </text:list-item>
          <text:list-item>
            <text:p text:style-name="P28">Wilderness conditions: exhausted, lost</text:p>
          </text:list-item>
        </text:list>
        <text:p text:style-name="P6">Lost: Travel is no longer an option. Use search to locate a landmark, removing the lost condition on success.</text:p>
        <text:p text:style-name="P33">Dungeon turns represent exploration at architectural scale, approximately tens of minutes or a few hours, assuming careful advance into hostile places.</text:p>
        <text:list xml:id="list170535670017226" text:continue-list="list170534949443894" text:style-name="WWNum1018">
          <text:list-item>
            <text:p text:style-name="P29">Free dungeon moves: look under a rug, open unstuck door, pull lever</text:p>
          </text:list-item>
          <text:list-item>
            <text:p text:style-name="P29">Full dungeon moves: climb, force a door, move to adjacent area, pick a lock, search</text:p>
          </text:list-item>
          <text:list-item>
            <text:p text:style-name="P29">Dungeon conditions: candlelight, torchlight, overburdened Combat turns represent tactical actions occuring over seconds or minutes.</text:p>
          </text:list-item>
          <text:list-item>
            <text:p text:style-name="P29">Free combat moves: shout command, drop held item,</text:p>
          </text:list-item>
          <text:list-item>
            <text:p text:style-name="P29">Full combat moves: shoot, spell, strike, throw, withdraw</text:p>
          </text:list-item>
          <text:list-item>
            <text:p text:style-name="P29">Combat conditions: burning, defended, grappled, prone Notes and Further Reading</text:p>
          </text:list-item>
          <text:list-item>
            <text:p text:style-name="P29">Consider using a simple slot-based encumbrance system, such as one item per point of strength.</text:p>
          </text:list-item>
          <text:list-item>
            <text:p text:style-name="P29">Locality results work best if you design areas with countdowns or aspects that can shift between states.</text:p>
          </text:list-item>
          <text:list-item>
            <text:p text:style-name="P29">I replace traditional initiative with the combat hazard die.</text:p>
          </text:list-item>
        </text:list>
        <text:h text:style-name="P2" text:outline-level="1"><text:bookmark-start text:name="casirn-beasiary"/>Casirn Beasiary<text:bookmark-end text:name="casirn-beasiary"/></text:h>
        <text:p text:style-name="P5">https://cairnrpg.com/Cairn Bestiary compiled on April 28, 2023 by Yochai Gal (CC-BY-SA 4.0) https://cairnrpg.com/</text:p>
        <text:p text:style-name="P36"><text:span text:style-name="T1">Acolyte:</text:span> 4 HP, 1 Armor, 14 WIL, mace (d8) or ceremonial dagger (d6), Holy Symbol (Ward once per day). Holy men and women bound to a particular deity.. Normally travel in groups of 4+.</text:p>
        <text:p text:style-name="P36"><text:span text:style-name="T1">Ankheg:</text:span> 7 HP, 1 Armor, 16 STR, 8 WIL, bite (d10), acid squirt (d8, <text:soft-page-break/>Blast). Huge insectoids with multiple legs and shiny black eyes. Subsists from dirt, roots, and flesh.. Burrows just beneath the surfaces to ambush unsuspecting creatures.</text:p>
        <text:p text:style-name="P36"><text:span text:style-name="T1">Ape, White:</text:span> 5 HP, 14 STR, claws (d6+d6), rocks (d6, Blast). Albino gorillas with nocturnal habits.. Defend their territory with threating gestures, followed by sudden violence.</text:p>
        <text:p text:style-name="P36"><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36"><text:span text:style-name="T1">Bandit:</text:span> 4 HP, 11 STR, 14 DEX, 12 WIL, dagger (d6). Thieves who value wealth over all else.. Use disguises, stealth, and trickery to surprise victims.</text:p>
        <text:p text:style-name="P36"><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36"><text:span text:style-name="T1">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36"><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36"><text:span text:style-name="T1">Bear, Black:</text:span> 6 HP, 14 STR, 12 DEX, 6 WIL, claws (d6+d6), bite (d8). 4’ tall bears (twice that much if standing) that subsist mostly on berries and roots. Drawn to campsites in search of food.. Aggressive if cornered or feel that their young are threatened.</text:p>
        <text:p text:style-name="P36"><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36"><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36"><text:span text:style-name="T1">Bear, Polar:</text:span> 7 HP, 16 STR, 12 DEX, 6 WIL, claws (d8+d8), bite (d10). 11’ tall white-furred bears who live in cold regions, subsisting mostly from fish.. Excellent swimmers that also move effortlessly through both snow and ice.</text:p>
        <text:p text:style-name="P36"><text:soft-page-break/><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36"><text:span text:style-name="T1">Beetle, Tiger:</text:span> 3 HP, 6 STR, 12 DEX, 6 WIL, bite (d6). 4’ long striped carnivorous insect with powerful mandibles.. Prefers smaller prey but will not shy from hunting the occasional humanoid.</text:p>
        <text:p text:style-name="P36"><text:span text:style-name="T1">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36"><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36"><text:span text:style-name="T1">Blink Dog:</text:span> 5 HP, 11 STR, 14 DEX, 5 WIL, bite (d6). Intelligent, wild dogs that travel in packs.. After each attack, they may teleport a safe distance away.</text:p>
        <text:p text:style-name="P36"><text:span text:style-name="T1">Blood Elk:</text:span> 4 HP, 12 STR, 13 DEX, 5 WIL, horns (d8). Born from a wound caused by a greedy or selfesh act that has been left to fester.. Attacks and kills to eat meat, but gains no sustenance.. Critical Damage: gores its victims by ripping out their entrails.</text:p>
        <text:p text:style-name="P36"><text:span text:style-name="T1">Boar:</text:span> 3 HP, 12 STR, 6 WIL, tusks (d6). Omnivorous wild boars that dwell primarily in forests.. Not naturally aggressive, but dangerous if disturbed.. Critical Damage: Gores its victims, causing great loss of blood.</text:p>
        <text:p text:style-name="P36"><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36"><text:span text:style-name="T1">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36"><text:span text:style-name="T1">Buccaneer:</text:span> 4 HP, 11 STR, 14 DEX, 12 WIL, scimitar (d6). Outlaw sailors who raid coastal settlements, as well as other ships.. Travel in large ship crews, only fighting in clear advantage (generally numerical).</text:p>
        <text:p text:style-name="P36"><text:span text:style-name="T1">Bugbear:</text:span> 4 HP, 1 Armor, 14 STR, 12 DEX, 11 WIL, club (d8, bulky). Large, goblinoids covered in <text:soft-page-break/>animal-like hair.. Prefers stealth and trickery to gain an advantage.</text:p>
        <text:p text:style-name="P36"><text:span text:style-name="T1">Camel:</text:span> 3 HP, 12 STR, 13 DEX, 4 WIL, bite (d6). Beasts of burden native to dry, arid lands.. Can survive without water for weeks at a time.. Moves through sand and broken ground without difficulty.</text:p>
        <text:p text:style-name="P36"><text:span text:style-name="T1">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36"><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36"><text:span text:style-name="T1">Cat, Panther:</text:span> 4 HP, 11 STR, 14 DEX, 5 WIL, bite (d8), claws (d6+d6). Dark furred cats that live on forests and plains.. Hunts medium or small-sized animals, using their extreme speed and night vision to their advantage.</text:p>
        <text:p text:style-name="P36"><text:span text:style-name="T1">Cat, Sabre-Toothed Tiger:</text:span> 8 HP, 15 STR, 14 DEX, 3 WIL, bite (d12), claws (d6+d6). Huge, primeval cats with enormous fangs.. Extremely rare, generally found in regions untouched by civilization.</text:p>
        <text:p text:style-name="P36"><text:span text:style-name="T1">Cat, Tiger:</text:span> 6 HP, 14 STR, 14 DEX, 6 WIL, bite (d8), claws (d6+d6). Striped, solitary felines. Lives in woodlands and in colder regions.. Uses camouflage and stealth to hunt and surprise their victims.</text:p>
        <text:p text:style-name="P36"><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36"><text:span text:style-name="T1">Centaur:</text:span> 6 HP, 1 Armor, 14 STR, 12 DEX, spear (d8) or short bow (d6). Creatures with the lower body and legs of a horse and the upper body, arms and head of a humanoid.. Uses their great speed to hunt for food in the forest and plains.</text:p>
        <text:p text:style-name="P36"><text:span text:style-name="T1">Centipede, Giant:</text:span> 1 HP, 6 STR, 3 WIL, sting (d6). 2’ long centipedes that live in damp, underground places.. Generally shy, but will attack if approached.. Critical Damage: the venom renders the target deprived for up to 10 days (save STR once a day to recover).</text:p>
        <text:p text:style-name="P36"><text:span text:style-name="T1">Chimera:</text:span> 10 HP, 14 STR, bite and gore (d10+d10), fire breath (d12, Blast). A three-headed flying aberration.A hybrid of lion, goat, and dragon.. Created through powerful magic, these creatures are can be bound to a master or roaming free.</text:p>
        <text:p text:style-name="P36"><text:span text:style-name="T1">Cobblehounds:</text:span> 12 HP, 2 Armor, 14 STR, 1 DEX, 8 WIL, bite (d10). Immobile constructs typically used as guardians to great tombs or artifacts.. Unaffected by mundane persuasion techniques, but does love a good bone.</text:p>
        <text:p text:style-name="P36"><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36"><text:soft-page-break/><text:span text:style-name="T1">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36"><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36"><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36"><text:span text:style-name="T1">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36"><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36"><text:span text:style-name="T1">Giant Crocodile:</text:span> 15 HP, 3 Armor, 16 STR, 6 DEX, 5 WIL, bite (d12), detachment. 60’ long, extremely rare reptiles found on unexplored fluvial regions.. Attracted to the scent of blood or movement in the water.. Their crushing bite can tear ships (or armor) apart with ease.</text:p>
        <text:p text:style-name="P36"><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36"><text:span text:style-name="T1">Cyclops:</text:span> 9 HP, 18 STR, 8 DEX, 6 WIL, club (d10). Giant humanoids with a single large eye centered on the face. Dwell in caves and herd small animals.. Slow-witted, can easily be fooled by other intelligent beings.</text:p>
        <text:p text:style-name="P36"><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36"><text:span text:style-name="T1">Demonic Knight:</text:span> 12 HP, 3 Armor, 16 STR, 8 DEX, 12 WIL, longsword (d10). Once holy <text:soft-page-break/>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36"><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36"><text:span text:style-name="T1">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36"><text:span text:style-name="T1">Dog, Hunting:</text:span> 3 HP, 12 DEX, bite (d6). Bulky, domestic breeds with a ferocious nature.. Track by scent. Once started, very difficult to put off the trail.. Only attack at their owner’s command.</text:p>
        <text:p text:style-name="P36"><text:span text:style-name="T1">Dog, War:</text:span> 6 HP, 1 Armor, 13 STR, bite (d10). Large breeds selected by their bulk and strength.. Not scared by noise or battle.. Trained to fight until death if not ordered to stop.</text:p>
        <text:p text:style-name="P36"><text:span text:style-name="T1">Dog, Wild:</text:span> 3 HP, 12 DEX, bite (d6). Wild dogs that roam in forests in large packs.. A Wild dog automatically succeeds Morale saves while among its pack.</text:p>
        <text:p text:style-name="P36"><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36"><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36"><text:span text:style-name="T1">The Green Dragon:</text:span> 12 HP, 2 Armor, 14 STR, 15 DEX, 18 WIL, bite (d12), venom spit (d8, Blast), detachment. 50 ft long serpentine creature with spiked scales. Dwell in dense forests, staying atop the trees to attack it’s victims from above.. Trick victims to obey it’s commands in exchange for their <text:soft-page-break/>lives, only to devour them anyway when they’re no longer useful.. Critical Damage: The poison takes hold of the victim’s body, killing it if an antidote isn’t applied within one day.</text:p>
        <text:p text:style-name="P36"><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36"><text:span text:style-name="T1">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36"><text:span text:style-name="T1">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36"><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36"><text:span text:style-name="T1">Draugr:</text:span> 12 HP, 2 Armor, 15 STR, 9 DEX, 13 WIL, rusty broadsword (d8). Undead horror made of withered flesh. Rises from those killed in battle and left to rot.. Critical Damage: target is instantly killed, only to rise later as a Thrall.</text:p>
        <text:p text:style-name="P36"><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36"><text:span text:style-name="T1">Dryad:</text:span> 4 HP, 14 WIL, unarmed (d4). Shy, peaceful tree spirits whose manifest in a beautiful female form.. Spiritually bound with a tree, may disappear by joining with the tree again. Can’t go too far away from it and dies if <text:soft-page-break/>the tree is destroyed.. Charm strangers that come near. Charmed creatures mindlessly walk into the tree, disappearing forever if not rescued quickly.</text:p>
        <text:p text:style-name="P36"><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36"><text:span text:style-name="T1">Elemental, Air:</text:span> 16 HP, 11 STR, 15 DEX, 8 WIL, wind blow (d10). Huge, living vortexes of whirling air.. Lighter creatures are swept away by its presence.. It’s attacks ignore any worn armor.</text:p>
        <text:p text:style-name="P36"><text:span text:style-name="T1">Elemental, Earth:</text:span> 12 HP, 3 Armor, 16 STR, 6 DEX, fists (d12). Huge humanoid beings made of earth and stone.. Create constant earth tremors with their presence.. Can meld into the earth and move through it as if swimming.</text:p>
        <text:p text:style-name="P36"><text:span text:style-name="T1">Elemental, Fire:</text:span> 16 HP, 12 DEX, 14 WIL, flare (d10, Blast). Living columns of pure flame that burn everything in their path.. Highly vulnerable to being touched by water or rain.. Can scatter their flames, freely changing its form.</text:p>
        <text:p text:style-name="P36"><text:span text:style-name="T1">Elemental, Water:</text:span> 12 HP, 2 Armor, 15 STR, blow (d8). Huge waves of flowing water.. Must stay near a body of water.. Envelop victims inside their forms to drown then.</text:p>
        <text:p text:style-name="P36"><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36"><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36"><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can be killed, but their head must then be buried, the mouth stuffed with dirt.. Critical Damage: target falls unconscious for 1d4 days.</text:p>
        <text:p text:style-name="P36"><text:span text:style-name="T1">Ettin:</text:span> 10 HP, 16 STR, 6 WIL, club (d10). Two-headed giant kin of low intelligence and aggressive behavior. Lay underground and only act in darkness.. One head is always vigilant, preventing being surprised.</text:p>
        <text:p text:style-name="P36"><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text:soft-page-break/>2-Phobia, 3-Telekinesis, 4-Sleep, 5-Shuffle, 6-Vision).</text:p>
        <text:p text:style-name="P36"><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36"><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36"><text:span text:style-name="T1">Foxwoman:</text:span> 6 HP, 12 STR, 14 DEX, 11 WIL, teeth (d6), claws (d8+d8). Appears as a 7-foot tall with a human woman with the head of a fox.. Transforms into a fox at will.</text:p>
        <text:p text:style-name="P36"><text:span text:style-name="T1">Frost Elf:</text:span> 14 HP, 1 Armor, 8 STR, 13 DEX, 14 WIL, icicle dagger (d6), a Spellbook (Choose one: Sleep, Teleport, Detect Magic). Beautiful, amoral, and long-lived.. Resistant to most forms of magic.</text:p>
        <text:p text:style-name="P36"><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36"><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36"><text:span text:style-name="T1">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36"><text:span text:style-name="T1">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36"><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36"><text:span text:style-name="T1">Giant Crab:</text:span> 6 HP, 3 Armor, 14 STR, 3 DEX, 8 WIL, pincers (d12). Huge crustaceans that live in coastal areas and mindlessly attack anything that comes near.. Their pincers crush with enough strength to ignore any armor lesser than plate.. Their heavy <text:soft-page-break/>carapace makes them notably hardy but equally slow.</text:p>
        <text:p text:style-name="P36"><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36"><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36"><text:span text:style-name="T1">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36"><text:span text:style-name="T1">Frost Giant:</text:span> 14 HP, 2 Armor, 18 STR, 12 WIL, greataxe (d12+d10) or longbow (d12). 18’ tall humanoids with blue-ish skin and pale hair. Wear furs and iron Armor.. Unharmed by cold and ice.. Excellent trackers, hunt accompanied by dire wolves.</text:p>
        <text:p text:style-name="P36"><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36"><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36"><text:span text:style-name="T1">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36"><text:span text:style-name="T1">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36"><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text:soft-page-break/>a powerful lightining at a point within its reach, dealing d12 Blast damage that ignores armor. It needs a short rest before being able to do it again.</text:p>
        <text:p text:style-name="P36"><text:span text:style-name="T1">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36"><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36"><text:span text:style-name="T1">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36"><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36"><text:span text:style-name="T1">Gorilla:</text:span> 6 HP, 14 STR, fists (d6+d6). Large, muscular apes that dwell in hot jungles.. Mostly peaceful until provoked, but will impose itself on the presence of its young.. Critical Damage: Rends the victim for 1d4 extra STR damage.</text:p>
        <text:p text:style-name="P36"><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36"><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36"><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36"><text:span text:style-name="T1">Sea Hag:</text:span> 6 HP, 12 STR, 14 WIL, knife (d6). Ghostly looking, green-skinned hags that dwell in seaweed forests and warm shallow waters. Crave eating human flesh.. <text:soft-page-break/>Highly resistant to magic effects.. Hideous Gaze: Everyone facing the Hag must save WIL or drop to 0 HP, each target can only be affected once per encounter.</text:p>
        <text:p text:style-name="P36"><text:span text:style-name="T1">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36"><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36"><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36"><text:span text:style-name="T1">Hellhound:</text:span> 8 HP, 12 STR, 15 DEX, bite (d8+d6) or fire breath (d8). Monstrous, intelligent dogs with the size of a large wolf. Dwell near volcanoes and sometimes accompany other fire-related creatures.. Immune to fire and heat, its insides are hot enough to melt iron if it is swallowed.. Don’t rely on sight to find its foes, due to its keen sense of smell.</text:p>
        <text:p text:style-name="P36"><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36"><text:span text:style-name="T1">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36"><text:span text:style-name="T1">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36"><text:span text:style-name="T1">Ifrit:</text:span> 10 HP, 15 STR, 14 WIL, flaming sword (d10+d8, bulky). Clever, treacherous beings from the elemental plane of fire. <text:soft-page-break/>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36"><text:span text:style-name="T1">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36"><text:span text:style-name="T1">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36"><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36"><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36"><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36"><text:span text:style-name="T1">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36"><text:span text:style-name="T1">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36"><text:span text:style-name="T1">Giant Mantis:</text:span> 10 HP, 1 Armor, 14 DEX, 12 WIL, claws (d8+d6). 10’ long insects with clawed forelimbs and slicing mandibles. <text:soft-page-break/>Dwell in warm forests and jungles.. Hunt any prey, using their green coloration to camouflage in the foliage. Will not attack obviously stronger foes.. Critical Damage: Locks the victim in their claws, and bites their head off.</text:p>
        <text:p text:style-name="P36"><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36"><text:span text:style-name="T1">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36"><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36"><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36"><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36"><text:span text:style-name="T1">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36"><text:span text:style-name="T1">Giant Octopus:</text:span> 8 HP, 14 STR, 8 WIL, tentacles (d6, Blast). Large, <text:soft-page-break/>eight-armed saltwater creatures. Dwell nearby warm coasts.. Can attack up to 8 nearby creatures.. When threatened, spills a thick cloud of ink and quickly swims away.</text:p>
        <text:p text:style-name="P36"><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36"><text:span text:style-name="T1">Owl Bear:</text:span> 9 HP, 16 STR, beak (d10) or claws (d8+d6). Huge, carnivorous bear-like creatures with the face of an owl. Found in dense forests.. Excellent trackers, can detect even the slighest signs of prey.. Highly territorial, attack anything that comes too close.. Critical Damage: Maul the target, crushing armor and tearing a limb apart.</text:p>
        <text:p text:style-name="P36"><text:span text:style-name="T1">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36"><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36"><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36"><text:span text:style-name="T1">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36"><text:span text:style-name="T1">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36"><text:span text:style-name="T1">Roc:</text:span> 18 HP, 18 STR, 14 DEX, 12 WIL, claws (d8+d8, Blast) or bite (d10+d10), detachment. Gargantuan birds of prey that nest atop the highest peaks and attack anything that approaches their nests. Considered myths by most people.. Surprise victims by <text:soft-page-break/>swooping down from above.. Legend says that if someone steals a egg and nurses until it hatches, the bird will whisper powerful knowledge to the caretaker before flying away.</text:p>
        <text:p text:style-name="P36"><text:span text:style-name="T1">Root Goblin:</text:span> 4 HP, 8 STR, 14 DEX, 8 WIL, spear (d6). Avoid combat unless they have the advantage (such as greater numbers).. Guard their stolen goods to the death.. Prize Spellbooks; willing to trade.</text:p>
        <text:p text:style-name="P36"><text:span text:style-name="T1">Root Witch:</text:span> 8 HP, 9 STR, 16 DEX, 14 WIL, tuber-fingers (d6). Excellent tunneler that hides underground near water. Wiggles tiny fronds into the air as lures.. Above-ground, appears vaguely humanoid with the face of a rotted tree stump.. Will exchange rare minerals for a “fresh corpse” of any kind.</text:p>
        <text:p text:style-name="P36"><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36"><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36"><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36"><text:span text:style-name="T1">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36"><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36"><text:span text:style-name="T1">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36"><text:span text:style-name="T1">Skeleton:</text:span> 5 HP, 1 Armor, 13 DEX, rusty sword (d6). If a skeleton is killed and its bones are not scattered, it reforms.</text:p>
        <text:p text:style-name="P36"><text:span text:style-name="T1">Snake Person:</text:span> 6 HP, 1 Armor, 12 DEX, 14 WIL, bite (d6). Creatures with the body, tail, and head of a giant snake and scaled humanoid torso and arms. Capture other humanoids to be eaten or enslaved by their cruel masters. Dwell in <text:soft-page-break/>hot jungles.. Highly resistant to magic effects.. Supposedly can breed with humans, creating hybrids that have the appearance of humans with reptilian eyes and forked tongues.</text:p>
        <text:p text:style-name="P36"><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36"><text:span text:style-name="T1">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36"><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36"><text:span text:style-name="T1">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36"><text:span text:style-name="T1">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36"><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36"><text:span text:style-name="T1">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amount can be used, but the mightier the creature the better.</text:p>
        <text:p text:style-name="P36"><text:span text:style-name="T1">Triton:</text:span> 6 HP, 12 STR, 12 DEX, 12 WIL, trident (d8). Aquatic humanoids with silvery skin, blue-green hair, and scaled legs ending in fins. Dwell in warm waters both <text:soft-page-break/>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36"><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36"><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36"><text:span text:style-name="T1">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36"><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36"><text:span text:style-name="T1">Warper:</text:span> 8 HP, 14 DEX, 12 WIL, tentacles (d8, Blast). Large panther like predators with many edged tentacles growing out of their backs.. Can teleport short distances at will, which it uses to ambush prey.. Highly resistant to magical effects.</text:p>
        <text:p text:style-name="P36"><text:span text:style-name="T1">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36"><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text:soft-page-break/>Critical Damage: The target becomes infected, transforming into a werewolf by the next full moon.</text:p>
        <text:p text:style-name="P36"><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36"><text:span text:style-name="T1">Wolf:</text:span> 6 HP, 12 STR, 14 DEX, bite (d8). Large canines that dwell primarily in wildlands, but occasionally lair in caves.. Can be trained like dogs if captured young.. When found in packs of at least 4, wolfs never fail morale saves.</text:p>
        <text:p text:style-name="P36"><text:span text:style-name="T1">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36"><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36"><text:span text:style-name="T1">Zombie:</text:span> 6 HP, 6 DEX, 3 WIL, rusted weapon (d6). Slow, mindless re-animated corpses. Created by wicked wizards to serve as guardians in hordes.. Simply attacks anything that comes nearby.. Cannot be affected by anything that targets the mind.</text:p>
        <text:h text:style-name="P2" text:outline-level="1"><text:bookmark-start text:name="more-spells"/>More Spells<text:bookmark-end text:name="more-spells"/></text:h>
        <text:p text:style-name="P35"><text:span text:style-name="T3">Licensed CC-BY-SA 4 </text:span>https://cairnrpg.com/resources/more-spellbooks/</text:p>
        <text:list xml:id="list170536134314431" text:continue-list="list170535420505875" text:style-name="WWNum1019">
          <text:list-item text:start-value="1">
            <text:p text:style-name="P30">Adaptive Skin: Target can exist comfortably in hot or cold environments.</text:p>
          </text:list-item>
          <text:list-item>
            <text:p text:style-name="P30">Addle Brain: Target must pass WIL save or drop to 0 WIL for 1 hour.</text:p>
          </text:list-item>
          <text:list-item>
            <text:p text:style-name="P30">Animal Call: Summons a mundane beast. It holds no loyalty towards you or your allies.</text:p>
          </text:list-item>
          <text:list-item>
            <text:p text:style-name="P30">Anti-Magic Globe: A thin shell of magical protection surrounds a small area around the caster. For every additional minute the globe is active they take one additional Fatigue.</text:p>
          </text:list-item>
          <text:list-item>
            <text:p text:style-name="P30">Arachnid’s Finesse: Target can walk on walls and ceilings.</text:p>
          </text:list-item>
          <text:list-item>
            <text:p text:style-name="P30">Arcane Arrow: Green energy bursts from your fingers, dealing 1d6 damage and ignoring mundane armor.</text:p>
          </text:list-item>
          <text:list-item>
            <text:p text:style-name="P30">Arcane Confinement: Target is bound by magical rope, able only to speak but nothing more.</text:p>
          </text:list-item>
          <text:list-item>
            <text:p text:style-name="P30">Arcane Epistle: You write a letter that only its intended reader can understand.</text:p>
          </text:list-item>
          <text:list-item>
            <text:p text:style-name="P30">Arcane Fireworks: Target flame becomes a great conflagration of heat, light and sound.</text:p>
          </text:list-item>
          <text:list-item>
            <text:p text:style-name="P30"><text:soft-page-break/>Arcane Stain: Inscribes an invisible rune you can feel. Suffer 1d4 WIL loss if removed.</text:p>
          </text:list-item>
          <text:list-item>
            <text:p text:style-name="P30">Architect’s Eye: Any hidden doors within 60ft light up as if on fire.</text:p>
          </text:list-item>
          <text:list-item>
            <text:p text:style-name="P30">Architect’s Perfection: Create a holographic wall, floor, or ceiling that looks absolutely real.</text:p>
          </text:list-item>
          <text:list-item>
            <text:p text:style-name="P30">Astral Step: You and anyone touching you instantly transport to a known location you have been to before.</text:p>
          </text:list-item>
          <text:list-item>
            <text:p text:style-name="P30">Banishment: WIL save or creature to returns to native plane.</text:p>
          </text:list-item>
          <text:list-item>
            <text:p text:style-name="P30">Become Unseen: Target becomes invisible for 1 hour, and are still able use abilities and attack without detection. Afterwards they become incapacitated (deprived)</text:p>
          </text:list-item>
          <text:list-item>
            <text:p text:style-name="P30">Beguilement: Target humanoid must make a WIL save or is controlled telepathically.</text:p>
          </text:list-item>
          <text:list-item>
            <text:p text:style-name="P30">Bewildering Fog: A hazy fog surrounds you in a radius of 20ft. Attacks within the mist are impaired.</text:p>
          </text:list-item>
          <text:list-item>
            <text:p text:style-name="P30">Blazing Defense: You manifest a shield of flame (+1 Armor, 1d6 damage). Fire cannot hurt you.</text:p>
          </text:list-item>
          <text:list-item>
            <text:p text:style-name="P30">Blessing: Target’s attacks are enhanced and non-Blast attacks are impaired against them until they next take damage.</text:p>
          </text:list-item>
          <text:list-item>
            <text:p text:style-name="P30">Bolster: A person you can see is emboldened by your words for a few minutes: their attacks are enhanced and they cannot become deprived.</text:p>
          </text:list-item>
          <text:list-item>
            <text:p text:style-name="P30">Bound: Target can make a single jump to any place they can see.</text:p>
          </text:list-item>
          <text:list-item>
            <text:p text:style-name="P30">Boundless Message: Delivers a single sentence to any one creature instantaneously, no matter the distance.</text:p>
          </text:list-item>
          <text:list-item>
            <text:p text:style-name="P30">Breath Soup: Blocks vision and slows movement.</text:p>
          </text:list-item>
          <text:list-item>
            <text:p text:style-name="P30">Burning Missile: You fire an acid missile that does 1d6 damage to a target for every round it is not washed off.</text:p>
          </text:list-item>
          <text:list-item>
            <text:p text:style-name="P30">Burnishing Bubble: Target is enclosed by an impenetrable sphere that rolls along the ground, unless they pass a DEX save.</text:p>
          </text:list-item>
          <text:list-item>
            <text:p text:style-name="P30">Calcify: Target object turns to stone at the caster’s touch. Living targets save vs STR.</text:p>
          </text:list-item>
          <text:list-item>
            <text:p text:style-name="P30">Catsense: Target has heightened senses for the next hour, especially at night.</text:p>
          </text:list-item>
          <text:list-item>
            <text:p text:style-name="P30">Chilling Graze: Target loses 1d4+1 STR and is deprived.</text:p>
          </text:list-item>
          <text:list-item>
            <text:p text:style-name="P30">Cinder Flesh: Energy beams burn enemies (1d10 blast damage) in a straight line.</text:p>
          </text:list-item>
          <text:list-item>
            <text:p text:style-name="P30">Circle of Arcane Protection: Magical or godly beings cannot enter a 10ft circle.</text:p>
          </text:list-item>
          <text:list-item>
            <text:p text:style-name="P30">Cleanse: Rotten or poisoned food becomes edible.</text:p>
          </text:list-item>
          <text:list-item>
            <text:p text:style-name="P30">Cold Spray: A spray of cold air does d6 damage 20ft in one direction.0.40″</text:p>
          </text:list-item>
          <text:list-item>
            <text:p text:style-name="P30">Conceal Object: Masks an object against divination or scrying.</text:p>
          </text:list-item>
          <text:list-item>
            <text:p text:style-name="P30">Conquer Gravity: Target moves up or down according to your whims.</text:p>
          </text:list-item>
          <text:list-item>
            <text:p text:style-name="P30">Cosmic Fingertips: Your hands sculpt stone, rock or minerals into any form you please.</text:p>
          </text:list-item>
          <text:list-item>
            <text:p text:style-name="P30">Coup de Grâce: An ally’s next attack ignores armor and takes damage directly from their target’s STR.</text:p>
          </text:list-item>
          <text:list-item>
            <text:p text:style-name="P30"><text:soft-page-break/>Craft from Clay: Any natural, earthen target is transformed (rock to mud, lava to rock, etc).</text:p>
          </text:list-item>
          <text:list-item>
            <text:p text:style-name="P30">Create Unlife: Creates 1d4 undead skeletons and zombies from corpses. WIL save every hour to control them.</text:p>
          </text:list-item>
          <text:list-item>
            <text:p text:style-name="P30">Curse of the Sightless: Anyone within eyesight must make a WIL save or be blinded.</text:p>
          </text:list-item>
          <text:list-item>
            <text:p text:style-name="P30">Curse Unlife: Deals 1d4+2 STR loss to one undead, ignoring armor and resistances.</text:p>
          </text:list-item>
          <text:list-item>
            <text:p text:style-name="P30">Cure-All: A single illness or disease dissipates at your touch.</text:p>
          </text:list-item>
          <text:list-item>
            <text:p text:style-name="P30">Cute Ink: A single page in a book can be altered to hide its true content.</text:p>
          </text:list-item>
          <text:list-item>
            <text:p text:style-name="P30">Darksight: Target can see 60 ft. in total darkness.</text:p>
          </text:list-item>
          <text:list-item>
            <text:p text:style-name="P30">Death’s Breath: You summon a poisonous cloud (d6 STR loss) you can control.</text:p>
          </text:list-item>
          <text:list-item>
            <text:p text:style-name="P30">Devil’s Comedian: WIL save or target laughs uncontrollably, unable to take any action.</text:p>
          </text:list-item>
          <text:list-item>
            <text:p text:style-name="P30">Disaster Fluid: Anything in a 10ft square becomes slippery; DEX save to avoid slipping.</text:p>
          </text:list-item>
          <text:list-item>
            <text:p text:style-name="P30">Disrupt Scry: Future divinations of one creature or object are misled according to your will.</text:p>
          </text:list-item>
          <text:list-item>
            <text:p text:style-name="P30">Doppleganger: You spawn 1d6 decoy duplicates of someone you touch. Decoys are dispelled with a touch.</text:p>
          </text:list-item>
          <text:list-item>
            <text:p text:style-name="P30">Doubleskin: Target humanoid doubles in size.</text:p>
          </text:list-item>
          <text:list-item>
            <text:p text:style-name="P30">Dreampoison: Target is deprived after suffering a night of bad dreams.</text:p>
          </text:list-item>
          <text:list-item>
            <text:p text:style-name="P30">Dreamtalker: Sends a message to anyone currently asleep.</text:p>
          </text:list-item>
          <text:list-item>
            <text:p text:style-name="P30">Earsplit: Anyone within earshot is deafened.</text:p>
          </text:list-item>
          <text:list-item>
            <text:p text:style-name="P30">Easy Descent: Objects or creatures nearby fall very slowly.</text:p>
          </text:list-item>
          <text:list-item>
            <text:p text:style-name="P30">Edifice: You summon a stone wall up to 20ft wide that you can control.</text:p>
          </text:list-item>
          <text:list-item>
            <text:p text:style-name="P30">Energize Rope: A rope-like objects moves at your command.</text:p>
          </text:list-item>
          <text:list-item>
            <text:p text:style-name="P30">Ensorcelled: Creatures are enraptured for a few minutes unless they pass a WIL save.</text:p>
          </text:list-item>
          <text:list-item>
            <text:p text:style-name="P30">Envision: Spies on a target you have met, even across vast distances. On a WIL save, they can feel your presence.</text:p>
          </text:list-item>
          <text:list-item>
            <text:p text:style-name="P30">Ephemeral Audio: Point to a spot. Anyone nearby hears a sound you choose at any volume.</text:p>
          </text:list-item>
          <text:list-item>
            <text:p text:style-name="P30">Epidemic: Infects target with disease, which spreads until the source of magic is destroyed.</text:p>
          </text:list-item>
          <text:list-item>
            <text:p text:style-name="P30">Extraplanar Convocation: Summons any extraplanar being onto your plane. It holds no loyalty towards you or your allies.</text:p>
          </text:list-item>
          <text:list-item>
            <text:p text:style-name="P30">Extraplanar Request: Ask a single question of a random extraplanar entity.</text:p>
          </text:list-item>
          <text:list-item>
            <text:p text:style-name="P30">Feline Dexterity: Target becomes limber, lithe and as fast as quicksilver.</text:p>
          </text:list-item>
          <text:list-item>
            <text:p text:style-name="P30">Find Virulence: Detects poison in any creature or object within 30ft.</text:p>
          </text:list-item>
          <text:list-item>
            <text:p text:style-name="P30">Fire Curse: An object you touch is imbued with a hidden flame-trap dealing 1d4+2 STR loss.</text:p>
          </text:list-item>
          <text:list-item>
            <text:p text:style-name="P30">Firey Missile: A bow you touch can fire flaming arrows <text:soft-page-break/>(1d10 damage) for one minute.</text:p>
          </text:list-item>
          <text:list-item>
            <text:p text:style-name="P30">Fish Lung: A target can breathe underwater until they surface again.</text:p>
          </text:list-item>
          <text:list-item>
            <text:p text:style-name="P30">Fleetfooted: One creature moves at double speed.</text:p>
          </text:list-item>
          <text:list-item>
            <text:p text:style-name="P30">Flicker: Target randomly vanishes and reappears once at will.</text:p>
          </text:list-item>
          <text:list-item>
            <text:p text:style-name="P30">Fog of Nausea: A cloud of nauseating vapors pours out from the Spellbook’s pages. Anyone nearby makes a STR save or vomit uncontrollably.</text:p>
          </text:list-item>
          <text:list-item>
            <text:p text:style-name="P30">Fold Portal: A door you touch opens into another door you’ve stepped through before until it is shut again.</text:p>
          </text:list-item>
          <text:list-item>
            <text:p text:style-name="P30">Foolishness: A target you touch becomes vulnerable to wild mood swings, sweeping conclusions and silly beh avior. They also lose 1d6 WIL for 24 hours (down to a minimum of 1).</text:p>
          </text:list-item>
          <text:list-item>
            <text:p text:style-name="P30">Fortify: Damage from heat, ice, acid or electricity are impaired against a target for the next hour.</text:p>
          </text:list-item>
          <text:list-item>
            <text:p text:style-name="P30">Frozen Corpse: A corpse you touch is preserved.</text:p>
          </text:list-item>
          <text:list-item>
            <text:p text:style-name="P30">Gale: You summon an impenetrable wall of energy up to 15ft wide.</text:p>
          </text:list-item>
          <text:list-item>
            <text:p text:style-name="P30">Ghost Whisper: You and a sympathetic ally are linked, able to converse in short sentences for an hour.</text:p>
          </text:list-item>
          <text:list-item>
            <text:p text:style-name="P30">Gift of Flight: Target can fly for a short while.</text:p>
          </text:list-item>
          <text:list-item>
            <text:p text:style-name="P30">Glacier: You create a wall of ice (15 HP, 3 Armor) around a creature you choose.</text:p>
          </text:list-item>
          <text:list-item>
            <text:p text:style-name="P30">Gorgon’s Gaze: Target is transformed into a statue on a failed WIL save. A success reverses the spell; holder must pass a WIL save or the book is destroyed.</text:p>
          </text:list-item>
          <text:list-item>
            <text:p text:style-name="P30">Great Ball of Fire: You fire a ball of flame (1d10 damage) up to 20 feet away.</text:p>
          </text:list-item>
          <text:list-item>
            <text:p text:style-name="P30">Hand of the Protector: A giant, floating hand blocks all damage from a single opponent until you are safe from danger.</text:p>
          </text:list-item>
          <text:list-item>
            <text:p text:style-name="P30">Healing Grace: A target heals 1d6 STR, and you become deprived until you take the time to mediate, pray or sleep.</text:p>
          </text:list-item>
          <text:list-item>
            <text:p text:style-name="P30">Heatless Torch: Turns any object into a permanent, heatless torch.</text:p>
          </text:list-item>
          <text:list-item>
            <text:p text:style-name="P30">Hedgemagick: You perform a minor magical trick (create flame, wind, light or sound).</text:p>
          </text:list-item>
          <text:list-item>
            <text:p text:style-name="P30">Hempen Hoop: A rope moves at your command.</text:p>
          </text:list-item>
          <text:list-item>
            <text:p text:style-name="P30">Hide Mind: The next person to scry your mind or your whereabouts is fooled.</text:p>
          </text:list-item>
          <text:list-item>
            <text:p text:style-name="P30">Hoodwink Monster: Target monster makes a WIL save or treats you as an ally.</text:p>
          </text:list-item>
          <text:list-item>
            <text:p text:style-name="P30">Hoodwink Person: Target becomes a friend until out of sight.</text:p>
          </text:list-item>
          <text:list-item>
            <text:p text:style-name="P30">Hovering Protection: A hovering, transparent disk materializes around an ally granting 1 Armor.</text:p>
          </text:list-item>
          <text:list-item>
            <text:p text:style-name="P30">Ice Ray: Ice and snow flow from your fingerprints, dealing 1d8 damage (blast) in a straight line.</text:p>
          </text:list-item>
          <text:list-item>
            <text:p text:style-name="P30">Icy Tempest: Hail deals 1d12 damage in a 20ft radius.</text:p>
          </text:list-item>
          <text:list-item>
            <text:p text:style-name="P30">Ill Fate: Target automatically fails next their next save.</text:p>
          </text:list-item>
          <text:list-item>
            <text:p text:style-name="P30">Illusory Landscape: You can make one type of terrain appear like another.</text:p>
          </text:list-item>
          <text:list-item>
            <text:p text:style-name="P30">Incorporeal Shrug: Ignore any one attack.</text:p>
          </text:list-item>
          <text:list-item>
            <text:p text:style-name="P30">Induce Despair: Target must pass a WIL save or its attacks are impaired.</text:p>
          </text:list-item>
          <text:list-item>
            <text:p text:style-name="P30"><text:soft-page-break/>Induce Horror: Target makes a WIL save or flees.</text:p>
          </text:list-item>
          <text:list-item>
            <text:p text:style-name="P30">Inferno: You summon a flaming wall up to 15ft wide. Anyone passing through suffers 1d6 STR loss.</text:p>
          </text:list-item>
          <text:list-item>
            <text:p text:style-name="P30">Influence: Target gains armor 3 but running and swimming are impossible.</text:p>
          </text:list-item>
          <text:list-item>
            <text:p text:style-name="P30">Insubstantiate: Target becomes insubstantial and can float.</text:p>
          </text:list-item>
          <text:list-item>
            <text:p text:style-name="P30">Kraken’s Curse: Tentacles grapple all within 20 ft, STR save to break free.</text:p>
          </text:list-item>
          <text:list-item>
            <text:p text:style-name="P30">Lamp’s Hue: Target object shines like a torch for one hour.</text:p>
          </text:list-item>
          <text:list-item>
            <text:p text:style-name="P30">Latch: An unlocked box, cabinet or door opens or closes at your command.</text:p>
          </text:list-item>
          <text:list-item>
            <text:p text:style-name="P30">Librarian’s Trap: Deals 1d4+2 STR loss when read.</text:p>
          </text:list-item>
          <text:list-item>
            <text:p text:style-name="P30">Lichsense: You feel any undead within 60ft. WIL save to avoid detection by intelligent undead.</text:p>
          </text:list-item>
          <text:list-item>
            <text:p text:style-name="P30">Light Show: You control a dazzling display of light and color.</text:p>
          </text:list-item>
          <text:list-item>
            <text:p text:style-name="P30">Lightning Strike: Electricity flings from your fingertips doing 1d12 damage (blast) in a line.</text:p>
          </text:list-item>
          <text:list-item>
            <text:p text:style-name="P30">Linguist: For the next hour you can speak and understand any mundane language.</text:p>
          </text:list-item>
          <text:list-item>
            <text:p text:style-name="P30">Magic Seal: Magically locks a door, portal or chest.</text:p>
          </text:list-item>
          <text:list-item>
            <text:p text:style-name="P30">Major Genesis: Creates an object of nonliving stone or metal no greater than 5 cubic foot in size.</text:p>
          </text:list-item>
          <text:list-item>
            <text:p text:style-name="P30">Maker: Transforms raw materials into finished items.</text:p>
          </text:list-item>
          <text:list-item>
            <text:p text:style-name="P30">Manic Fury: A target’s attacks are enhanced. They must make a WIL save after a successful killing or lose control, attacking anyone in sight.</text:p>
          </text:list-item>
          <text:list-item>
            <text:p text:style-name="P30">Masquerade: You assume the likeness of a similar creature you have seen.</text:p>
          </text:list-item>
          <text:list-item>
            <text:p text:style-name="P30">Master Undead: Undead creatures obey your command. Intelligent undead make a WIL save.</text:p>
          </text:list-item>
          <text:list-item>
            <text:p text:style-name="P30">Mental Tripwire: Intruders set off an alarm audible only to you.</text:p>
          </text:list-item>
          <text:list-item>
            <text:p text:style-name="P30">Mind Bond: Two allies can communicate via a mental link for the rest of the day.</text:p>
          </text:list-item>
          <text:list-item>
            <text:p text:style-name="P30">Mind Reader: You can see or hear any person you have met before.</text:p>
          </text:list-item>
          <text:list-item>
            <text:p text:style-name="P30">Miniaturize: An object shrinks to one tenth its size.</text:p>
          </text:list-item>
          <text:list-item>
            <text:p text:style-name="P30">Minor Aegis: A target you touch ignores the next instance of harm from a specific source.</text:p>
          </text:list-item>
          <text:list-item>
            <text:p text:style-name="P30">Minor Genesis: Creates an object of nonliving matter no greater than one cubic foot in size.</text:p>
          </text:list-item>
          <text:list-item>
            <text:p text:style-name="P30">Mirage: You summon a noiseless &amp; simple illusion of your choice.</text:p>
          </text:list-item>
          <text:list-item>
            <text:p text:style-name="P30">Molasses Veins: A single target moves at half speed.</text:p>
          </text:list-item>
          <text:list-item>
            <text:p text:style-name="P30">Murky Bubble: You create a bubble supernatural shadow within a 20ft radius.</text:p>
          </text:list-item>
          <text:list-item>
            <text:p text:style-name="P30">Necrotic Touch: Target must DEX save or is paralyzed.</text:p>
          </text:list-item>
          <text:list-item>
            <text:p text:style-name="P30">Obfuscate: Target cannot be observed either through divination or scrying.</text:p>
          </text:list-item>
          <text:list-item>
            <text:p text:style-name="P30">Obfuscation: Changes your appearance.</text:p>
          </text:list-item>
          <text:list-item>
            <text:p text:style-name="P30">Obscuring Mist: A rolling fog obscures vision in a 300ft radius.</text:p>
          </text:list-item>
          <text:list-item>
            <text:p text:style-name="P30">Opaque Cover: Details about your person become obscured and unmemorable.</text:p>
          </text:list-item>
          <text:list-item>
            <text:p text:style-name="P30"><text:soft-page-break/>Orb of Ignus: You control a floating ball of fire (1d8 damage) for a short while.</text:p>
          </text:list-item>
          <text:list-item>
            <text:p text:style-name="P30">Orb of Immortality: Mundane attacks cannot harm anyone within a 10ft radius, or vice-versa.</text:p>
          </text:list-item>
          <text:list-item>
            <text:p text:style-name="P30">Otherwordly Pet: Summons an unintelligent extraplanar creature up to the size of a small dog. It holds no loyalty towards you or your allies.</text:p>
          </text:list-item>
          <text:list-item>
            <text:p text:style-name="P30">Otherworldly Gate: Opens a portal to another reality. It works in both directions.</text:p>
          </text:list-item>
          <text:list-item>
            <text:p text:style-name="P30">Paincurrent: An arc of electricity passes from your fingertips to a target you touch. They take 1d8 damage (1d12 if wearing metal armor).</text:p>
          </text:list-item>
          <text:list-item>
            <text:p text:style-name="P30">Passage: Creates a temporary path through wood, stone or brick.</text:p>
          </text:list-item>
          <text:list-item>
            <text:p text:style-name="P30">Passive Invisibility: Target is invisible until they attempt harm.</text:p>
          </text:list-item>
          <text:list-item>
            <text:p text:style-name="P30">Peeping Warlock: You control a pair of floating eyes so long as yours remain closed.</text:p>
          </text:list-item>
          <text:list-item>
            <text:p text:style-name="P30">Perfect Illusion: Creates an image with sound, smell and thermal effects, activated according to a trigger you choose. Touching the image or making a successful WIL save will reveal the illusion.</text:p>
          </text:list-item>
          <text:list-item>
            <text:p text:style-name="P30">Perfect Preservation: A weapon you touch becomes immune to wear, mundane damage or elemental effects. The spell wears off after a day.</text:p>
          </text:list-item>
          <text:list-item>
            <text:p text:style-name="P30">Phantom Hound: A ghostly canine (4 HP, bite (1d4)) obeys your commands for up to one hour.</text:p>
          </text:list-item>
          <text:list-item>
            <text:p text:style-name="P30">Phase Anchor: Binds an extraplanar creature to your will until it performs a task specific task, after which they must pass a WIL save to escape (good luck).</text:p>
          </text:list-item>
          <text:list-item>
            <text:p text:style-name="P30">Phase Sneak: Anyone within a 10ft radius is rendered invisible.</text:p>
          </text:list-item>
          <text:list-item>
            <text:p text:style-name="P30">Phase Touch: A disembodied, floating hand obeys your whims but is immaterial. The next Spellbook, ability or item that relies on touch now works from a distance.</text:p>
          </text:list-item>
          <text:list-item>
            <text:p text:style-name="P30">Philolomancy: You understand all spoken and written languages.</text:p>
          </text:list-item>
          <text:list-item>
            <text:p text:style-name="P30">Philosopher’s Mind: Target is immune to spiritual or psychic attacks, as well as any attempts at mental or spiritual manipulation or persuasion.</text:p>
          </text:list-item>
          <text:list-item>
            <text:p text:style-name="P30">Planar Anchor: Bars extradimensional movement.</text:p>
          </text:list-item>
          <text:list-item>
            <text:p text:style-name="P30">Plant Scourge: Plants within eyesight wither and die.</text:p>
          </text:list-item>
          <text:list-item>
            <text:p text:style-name="P30">Pocket Container: Summons a chest from an immaterial plane. It holds up to 6 items. The chest is dismissed at will.</text:p>
          </text:list-item>
          <text:list-item>
            <text:p text:style-name="P30">Pocket Sun: You create a halo of bright light in a 60ft radius.</text:p>
          </text:list-item>
          <text:list-item>
            <text:p text:style-name="P30">Prisma Shard: An array of hypnotic lights fascinate nearby creatures, unless they pass a WIL save.</text:p>
          </text:list-item>
          <text:list-item>
            <text:p text:style-name="P30">Profane Reveal: Target an empty space to reveal invisible objects or creatures.</text:p>
          </text:list-item>
          <text:list-item>
            <text:p text:style-name="P30">Psychic Eye: Invisible floating eye allowing you to observe a single location as present.</text:p>
          </text:list-item>
          <text:list-item>
            <text:p text:style-name="P30">Psychokinesis: Magically moves an object up to half your weight.</text:p>
          </text:list-item>
          <text:list-item>
            <text:p text:style-name="P30">Puppeteer: You can throw your voice a great distance away</text:p>
          </text:list-item>
          <text:list-item>
            <text:p text:style-name="P30"><text:soft-page-break/>Purge Text: Mundane or magical writing vanishes at your touch.</text:p>
          </text:list-item>
          <text:list-item>
            <text:p text:style-name="P30">Pyramid of Passivity: Target creatures must make a DEX save or their attacks are impaired.</text:p>
          </text:list-item>
          <text:list-item>
            <text:p text:style-name="P30">Pyschic Touch: You can hear target’s surface thoughts, so long as you touch them.</text:p>
          </text:list-item>
          <text:list-item>
            <text:p text:style-name="P30">Rat-Tat-Tat: Loudly opens a locked or magically sealed door or chest.</text:p>
          </text:list-item>
          <text:list-item>
            <text:p text:style-name="P30">Ravenless Message: You send a short message 1 mile that anyone along its path can hear.</text:p>
          </text:list-item>
          <text:list-item>
            <text:p text:style-name="P30">Reject Unlife: Nearby undead are immobilized for 30 seconds or until you take another action.</text:p>
          </text:list-item>
          <text:list-item>
            <text:p text:style-name="P30">Remembered Voice: A spot you mark becomes the trigger for a supernatural recording of your voice, delivering a short message of your choice.</text:p>
          </text:list-item>
          <text:list-item>
            <text:p text:style-name="P30">Reverie: Targets become dazed for a moment, as if lost in daydream.</text:p>
          </text:list-item>
          <text:list-item>
            <text:p text:style-name="P30">Runic Harm: A rune you draw causes great pain to the reader, who must WIL save or scream until they pass out (1d4 WIL loss). A successful save destroys the rune.</text:p>
          </text:list-item>
          <text:list-item>
            <text:p text:style-name="P30">Runic Slumber: A rune you draw puts the reader into a magical sleep that lasts 1d6 hours.</text:p>
          </text:list-item>
          <text:list-item>
            <text:p text:style-name="P30">Safe Haven: You summon a floating, invisible refuge for 8 hours. It fits up to 8 people comfortably.</text:p>
          </text:list-item>
          <text:list-item>
            <text:p text:style-name="P30">Scintillate: Target must WIL save or their attacks become impaired.</text:p>
          </text:list-item>
          <text:list-item>
            <text:p text:style-name="P30">Scry Creature: Indicates the precise location of a familiar creature.</text:p>
          </text:list-item>
          <text:list-item>
            <text:p text:style-name="P30">Scry Object: Indicates the precise location of an object, known or otherwise.</text:p>
          </text:list-item>
          <text:list-item>
            <text:p text:style-name="P30">Scrying Ward: For 24 hours you become aware of any magical eavesdropping.</text:p>
          </text:list-item>
          <text:list-item>
            <text:p text:style-name="P30">Sculpt Water: Raise, lower or part nearby water.</text:p>
          </text:list-item>
          <text:list-item>
            <text:p text:style-name="P30">Secret Attaché: You summon an invisible creature of great power that obeys your every command. Reading from other Spellbooks dispels the creature.</text:p>
          </text:list-item>
          <text:list-item>
            <text:p text:style-name="P30">Shelter: Creates a standing edifice that can shelter up to 10 creatures, disappearing after 24 hours.</text:p>
          </text:list-item>
          <text:list-item>
            <text:p text:style-name="P30">Shrinking Cant: A humanoid creature you touch halves in size.</text:p>
          </text:list-item>
          <text:list-item>
            <text:p text:style-name="P30">Signal: Sends up a flare that can be seen for some distance.</text:p>
          </text:list-item>
          <text:list-item>
            <text:p text:style-name="P30">Simple Illusion: Creates a simple image with sound. A cursory investigation will reveal the illusory image.</text:p>
          </text:list-item>
          <text:list-item>
            <text:p text:style-name="P30">Sinister Flame: Target’s palms are lined with flames (1d4+1 STR loss) for one minute.</text:p>
          </text:list-item>
          <text:list-item>
            <text:p text:style-name="P30">Sinister Polymorph: WIL save or target is transformed into a harmless animal.</text:p>
          </text:list-item>
          <text:list-item>
            <text:p text:style-name="P30">Skillfull Repair: You make minor repairs to a nonliving object.</text:p>
          </text:list-item>
          <text:list-item>
            <text:p text:style-name="P30">Sky Raft: You summon a 3ft wide floating disk that holds up to 100lbs.</text:p>
          </text:list-item>
          <text:list-item>
            <text:p text:style-name="P30">Solar Portal: Sends an extraplanar message to all beings that wish to enter your plane. You have no choice which being answers and it holds no loyalty to you or your allies.</text:p>
          </text:list-item>
          <text:list-item>
            <text:p text:style-name="P30">Song of Repose: Target falls into a deep slumber.</text:p>
          </text:list-item>
          <text:list-item>
            <text:p text:style-name="P30"><text:soft-page-break/>Sonic Shattering: A sonic wave causes 1d6 STR loss to susceptible objects or crystalline creatures, ignoring armor.</text:p>
          </text:list-item>
          <text:list-item>
            <text:p text:style-name="P30">Sorcerer’s Lock: Any door (magical or otherwise) is held shut until you leave its vicinity.</text:p>
          </text:list-item>
          <text:list-item>
            <text:p text:style-name="P30">Soul Annex: Target’s spirit is caged within their body and replaced with the caster’s. If the body is slain the original soul departs, but the caster must pass a WIL save to return to their body.</text:p>
          </text:list-item>
          <text:list-item>
            <text:p text:style-name="P30">Steer’s Strength: Target’s strength triples; unarmed attacks are enhanced.</text:p>
          </text:list-item>
          <text:list-item>
            <text:p text:style-name="P30">Strength Tap: A target you touch loses 1d6 STR, which is transferred to you (up to your max STR).</text:p>
          </text:list-item>
          <text:list-item>
            <text:p text:style-name="P30">Stumbling Steps: A target you touch becomes deprived and loses 1 STR.</text:p>
          </text:list-item>
          <text:list-item>
            <text:p text:style-name="P30">Stupefaction: Target temporarily loses sense of place and time. WIL save to overcome.</text:p>
          </text:list-item>
          <text:list-item>
            <text:p text:style-name="P30">Sudden Slumber: Target falls asleep for 1d4 hours.</text:p>
          </text:list-item>
          <text:list-item>
            <text:p text:style-name="P30">Summon Elemental: A being of fire, wire, earth, or wind manifests from available matter to perform a single task for the caster. It follows this command against its will.</text:p>
          </text:list-item>
          <text:list-item>
            <text:p text:style-name="P30">Sway Will: A target is compelled to follow a stated course of action, without understanding why.</text:p>
          </text:list-item>
          <text:list-item>
            <text:p text:style-name="P30">Temporary Reprieve: Target regains any lost STR, but loses it again after a few minutes.</text:p>
          </text:list-item>
          <text:list-item>
            <text:p text:style-name="P30">Terrify: Targets within eyesight must pass a WIL save or flee.</text:p>
          </text:list-item>
          <text:list-item>
            <text:p text:style-name="P30">Terrifying Illusion: A target is hunted by a terrible creature only they can see. Its attacks do 1d12 damage; on Critical Damage they must pass a WIL save or become catatonic.</text:p>
          </text:list-item>
          <text:list-item>
            <text:p text:style-name="P30">Thief’s Bane: An object appears trapped, even to an experienced thief.</text:p>
          </text:list-item>
          <text:list-item>
            <text:p text:style-name="P30">Thwart the Elements: Damage from energy blasts are impaired against a target for the next hour.</text:p>
          </text:list-item>
          <text:list-item>
            <text:p text:style-name="P30">Tongue of the Blue Serpent: Rust-colored, serpentine letters materialize on a surface you choose. Anyone reading these words becomes immobilized unless they succeed a WIL save.</text:p>
          </text:list-item>
          <text:list-item>
            <text:p text:style-name="P30">Torrential Moat: You summon a powerful wind that deflects arrows, smaller creatures, and noxious gases.</text:p>
          </text:list-item>
          <text:list-item>
            <text:p text:style-name="P30">Toxic Blast: A small orb of acid deals 1d6 blast damage to a target.</text:p>
          </text:list-item>
          <text:list-item>
            <text:p text:style-name="P30">Transform Aura: Target’s aura is made non-magical or vice-versa.</text:p>
          </text:list-item>
          <text:list-item>
            <text:p text:style-name="P30">True Name: Determines the properties of a magical item you touch.</text:p>
          </text:list-item>
          <text:list-item>
            <text:p text:style-name="P30">Trueshift: A willing target takes on a new form (keeping only their WIL), but must pass a WIL save to shift out.</text:p>
          </text:list-item>
          <text:list-item>
            <text:p text:style-name="P30">Twilight Steed: Summons an arcane steed that never tires, but dissipates within daylight.</text:p>
          </text:list-item>
          <text:list-item>
            <text:p text:style-name="P30">Ultimate Sacrifice: The book’s holder transfer’s their life force into a corpse, reviving both body and soul.</text:p>
          </text:list-item>
          <text:list-item>
            <text:p text:style-name="P30">Uncurse: A person or object you touch is freed from a curse or nefarious spell.</text:p>
          </text:list-item>
          <text:list-item>
            <text:p text:style-name="P30">Undefinable Target: An ally becomes immune to <text:soft-page-break/>mundane ranged attacks for one round.</text:p>
          </text:list-item>
          <text:list-item>
            <text:p text:style-name="P30">Undeniable Courage: Target passes next WIL save and their attacks are enhanced.</text:p>
          </text:list-item>
          <text:list-item>
            <text:p text:style-name="P30">Unflappable Endurance: Target does not take Fatigue from non-magical activities or become deprived until their next rest.</text:p>
          </text:list-item>
          <text:list-item>
            <text:p text:style-name="P30">Vermin Plague: Summons a swarm of bats, rats, spiders or similar creatures of your choice. They are harmless but distracting and hold no loyalty towards you or your allies.</text:p>
          </text:list-item>
          <text:list-item>
            <text:p text:style-name="P30">Vines of Ichor: You spread sticky spiderwebs on the walls, floor and ceilings within a 20ft radius.</text:p>
          </text:list-item>
          <text:list-item>
            <text:p text:style-name="P30">Warrior’s Edge: Target weapon is enhanced, and victim automatically fails a critical damage save.</text:p>
          </text:list-item>
          <text:list-item>
            <text:p text:style-name="P30">Windborn: You direct a powerful wind in a straight line, strong enough to blow over small boulders.</text:p>
          </text:list-item>
          <text:list-item>
            <text:p text:style-name="P30">Winter’s Woe: An icy storm assails multiple targets, obscuring visibility and making the ground icy and treacherous.</text:p>
          </text:list-item>
          <text:list-item>
            <text:p text:style-name="P30">Witch Sight: Magical auras become visible to you for one hour.</text:p>
          </text:list-item>
          <text:list-item>
            <text:p text:style-name="P30">Wizard’s Exit: You and and anyone you touch can flee to safety at double speed.</text:p>
          </text:list-item>
          <text:list-item>
            <text:p text:style-name="P30">Wizard’s Grasp: You control a phantasmal hand that can lift up to 5 pounds.</text:p>
          </text:list-item>
          <text:list-item>
            <text:p text:style-name="P30">Wizard’s Haven: A small, walled-in area cannot be scryed.</text:p>
          </text:list-item>
          <text:list-item>
            <text:p text:style-name="P30">Wizardsniff: You can feel any magic within a 60ft radius.</text:p>
          </text:list-item>
          <text:list-item>
            <text:p text:style-name="P31">Word of Pain: A single phrase from your lips does 1d12 blast damage. Affected targets are also deafened.</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6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text:style-name="ListLabel_20_11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text:style-name="ListLabel_20_12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text:style-name="ListLabel_20_17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gradient-name="gradient" draw:fill-hatch-name="hatch"/>
      <style:paragraph-properties fo:margin-top="0in" fo:margin-bottom="0.0799in" style:contextual-spacing="false" fo:text-align="center" style:justify-single-word="false"/>
      <style:text-properties fo:font-size="9pt"/>
    </style:style>
    <style:page-layout style:name="Mpm1" style:page-usage="mirrored">
      <style:page-layout-properties fo:page-width="5.5in" fo:page-height="8.5in" style:num-format="1" style:print-orientation="portrait" fo:margin-top="0.3in" fo:margin-bottom="0.1in" fo:margin-left="0.5in" fo:margin-right="0.3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15in">
        <style:footnote-sep style:width="0.0071in" style:distance-before-sep="0.0398in" style:distance-after-sep="0.0398in" style:line-style="solid" style:adjustment="left" style:rel-width="25%" style:color="#000000"/>
      </style:page-layout-properties>
      <style:header-style/>
      <style:footer-style>
        <style:header-footer-properties svg:height="0.3598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6T03:07:25</meta:creation-date>
    <dc:date>2024-06-21T17:05:34.420528669</dc:date>
    <meta:generator>LibreOffice/7.3.7.2$Linux_X86_64 LibreOffice_project/30$Build-2</meta:generator>
    <meta:editing-duration>PT1H18M18S</meta:editing-duration>
    <meta:editing-cycles>9</meta:editing-cycles>
    <meta:document-statistic meta:table-count="0" meta:image-count="0" meta:object-count="0" meta:page-count="32" meta:paragraph-count="529" meta:word-count="14379" meta:character-count="84616" meta:non-whitespace-character-count="71084"/>
    <meta:user-defined meta:name="AppVersion">12.0000</meta:user-defined>
    <meta:template xlink:type="simple" xlink:actuate="onRequest" xlink:title="Normal.dotm" xlink:href=""/>
  </office:meta>
</office:document-meta>
</file>